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ages that must be created:</text:span></text:p>
      <text:p text:style-name="Standard"/>
      <text:p text:style-name="Standard">1. menupage-add to cart</text:p>
      <text:p text:style-name="Standard">2. login-forgetten password</text:p>
      <text:p text:style-name="Standard">3. register</text:p>
      <text:p text:style-name="Standard">4. profile</text:p>
      <text:p text:style-name="Standard"/>
      <text:p text:style-name="Standard"><text:span text:style-name="T3">Nice to have:</text:span></text:p>
      <text:p text:style-name="Standard"/>
      <text:p text:style-name="Standard">1.) Notification-pop up or email</text:p>
      <text:p text:style-name="Standard">2.) Favourites</text:p>
      <text:p text:style-name="Standard">3.) Change the fact that is goes to payroll</text:p>
      <text:p text:style-name="Standard">4.) Cant pick stock that doesnt exist</text:p>
      <text:p text:style-name="Standard">5.) Android app client</text:p>
      <text:p text:style-name="Standard">6.) NFC payment <text:s/>mechanisms</text:p>
      <text:p text:style-name="Standard">7.) Card machine</text:p>
      <text:p text:style-name="Standard">8.) Javaclient app-desktop client app to integrate with<text:s/>devices</text:p>
      <text:p text:style-name="Standard">9.) Proximity card readers-sdk – google if they have web components and send Client the research</text:p>
      <text:p text:style-name="Standard"/>
      <text:p text:style-name="Standard"><text:span text:style-name="T4">Should have</text:span>:</text:p>
      <text:p text:style-name="Standard"/>
      <text:p text:style-name="Standard">1.) Account history-balance</text:p>
      <text:p text:style-name="Standard"/>
      <text:p text:style-name="Standard">2.) Generate bill and send it to-person and payroll – date on it-25 (Automate/manual-send 2 during email)<text:s/>- send monthly email-single report – linked to persons salary (configurable) – notifies finance</text:p>
      <text:p text:style-name="Standard"/>
      <text:p text:style-name="Standard">3.) Limit: -system max and user max</text:p>
      <text:p text:style-name="Standard"/>
      <text:p text:style-name="Standard">4.) Inventory-can be added at any time</text:p>
      <text:p text:style-name="Standard"/>
      <text:p text:style-name="Standard">5.) Orange and blue colour schemes</text:p>
      <text:p text:style-name="Standard"/>
      <text:p text:style-name="Standard">6.) Linked to your profile page which contains<text:s/>employee number and name</text:p>
      <text:p text:style-name="Standard"/>
      <text:p text:style-name="Standard">7.) Registration on cafeteria system page – step 1.</text:p>
      <text:p text:style-name="Standard"/>
      <text:p text:style-name="Standard">8.) Place orders in your office</text:p>
      <text:p text:style-name="Standard"/>
      <text:p text:style-name="Standard">9.) Menu – food in your canteen – daily specials – custom lunch and prices daily</text:p>
      <text:p text:style-name="Standard"/>
      <text:p text:style-name="Standard"/>
      <text:p text:style-name="Standard"><text:span text:style-name="T5">Security:</text:span></text:p>
      <text:p text:style-name="Standard"/>
      <text:p text:style-name="Standard">1.) AD-integrate/with AD-pluggable option-system<text:s/>based on authentication</text:p>
      <text:p text:style-name="Standard"/>
      <text:p text:style-name="Standard">2.) security-back office functionality</text:p>
      <text:p text:style-name="Standard"/>
      <text:p text:style-name="Standard">3.) role/function based authentication</text:p>
      <text:p text:style-name="Standard"/>
      <text:p text:style-name="Standard"/>
      <text:p text:style-name="Standard"/>
      <text:soft-page-break/>
      <text:p text:style-name="Standard"><text:span text:style-name="T6">Roles:</text:span></text:p>
      <text:p text:style-name="Standard"/>
      <text:p text:style-name="Standard">1.) Cafeteria user -orders placed/mark as finished</text:p>
      <text:p text:style-name="Standard"><text:s text:c="28"/>-input inventory/ setup inventory</text:p>
      <text:p text:style-name="Standard">2.) User</text:p>
      <text:p text:style-name="Standard">3.) Cafeteria<text:s/>management<text:s/>– has access to everything.<text:s/></text:p>
      <text:p text:style-name="Standard">4.) Casher role</text:p>
      <text:p text:style-name="Standard">5.) Resolve admin-to verify something</text:p>
      <text:p text:style-name="Standard"><text:tab/>-just have access to users info</text:p>
      <text:p text:style-name="Standard"><text:tab/>-reports on what spent</text:p>
      <text:p text:style-name="Standard"><text:tab/>-stats</text:p>
      <text:p text:style-name="Standard"><text:s text:c="26"/></text:p>
      <text:p text:style-name="Standard"><text:span text:style-name="T7">Tech</text:span>: <text:s text:c="92"/><text:s text:c="18"/></text:p>
      <text:p text:style-name="Standard"/>
      <text:p text:style-name="Standard">-ajax screen that updates each minute</text:p>
      <text:p text:style-name="Standard">-open source</text:p>
      <text:p text:style-name="Standard">-browsers-chrome/mozilla-IE must not break it</text:p>
      <text:p text:style-name="Standard">-unit tests</text:p>
      <text:p text:style-name="Standard">-Java mysql html</text:p>
      <text:p text:style-name="Standard">-Balsomic-wireframe screen mockups</text:p>
      <text:p text:style-name="Standard">-pencil</text:p>
      <text:p text:style-name="Standard"/>
      <text:p text:style-name="Standard"/>
      <text:p text:style-name="P8">For client:</text:p>
      <text:p text:style-name="Standard"/>
      <text:p text:style-name="Standard">1.) Every second week have a meeting with client – 2<text:s/>days notice</text:p>
      <text:p text:style-name="Standard">2.) Different technologies- make a list for client and explain each one</text:p>
      <text:p text:style-name="Standard">3.) Research different web components for card readers and send list to client</text:p>
      <text:p text:style-name="Standard">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na Kuun</dc:creator>
    <meta:creation-date>2015-05-16T09:33:00Z</meta:creation-date>
    <dc:date>2015-05-20T07:27:00Z</dc:date>
    <meta:template xlink:href="Normal" xlink:type="simple"/>
    <meta:editing-cycles>13</meta:editing-cycles>
    <meta:editing-duration>PT1500S</meta:editing-duration>
    <meta:document-statistic meta:page-count="2" meta:paragraph-count="4" meta:word-count="313" meta:character-count="2096" meta:row-count="14" meta:non-whitespace-character-count="1787"/>
  </office:meta>
</office:document-meta>
</file>